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loext:graphic-properties draw:fill="gradient" draw:fill-color="#069a2e" draw:fill-gradient-name="Blue_20_Touch" draw:gradient-step-count="0"/>
      <style:paragraph-properties fo:background-color="#c9d7e6">
        <style:tab-stops>
          <style:tab-stop style:position="6.6862in" style:type="center"/>
          <style:tab-stop style:position="6.6929in" style:type="right"/>
          <style:tab-stop style:position="7.3764in"/>
          <style:tab-stop style:position="7.5in"/>
        </style:tab-stops>
      </style:paragraph-properties>
    </style:style>
    <style:style style:name="P2" style:family="paragraph" style:parent-style-name="Contents_20_1">
      <style:paragraph-properties>
        <style:tab-stops>
          <style:tab-stop style:position="6.6953in" style:type="right" style:leader-style="dotted" style:leader-text="."/>
        </style:tab-stops>
      </style:paragraph-properties>
    </style:style>
    <style:style style:name="P3" style:family="paragraph" style:parent-style-name="Contents_20_2">
      <style:paragraph-properties>
        <style:tab-stops>
          <style:tab-stop style:position="6.4984in" style:type="right" style:leader-style="dotted" style:leader-text="."/>
        </style:tab-stops>
      </style:paragraph-properties>
    </style:style>
    <style:style style:name="P4" style:family="paragraph" style:parent-style-name="Text_20_body">
      <style:paragraph-properties fo:text-align="start" style:justify-single-word="false"/>
      <style:text-properties fo:color="#2a6099" loext:opacity="100%" fo:font-size="8pt" style:font-size-asian="8pt" style:font-size-complex="8pt"/>
    </style:style>
    <style:style style:name="P5" style:family="paragraph" style:parent-style-name="Text_20_body">
      <loext:graphic-properties draw:fill-gradient-name="gradient" draw:fill-hatch-name="hatch"/>
      <style:paragraph-properties fo:margin-top="0.0598in" fo:margin-bottom="0.0598in" style:contextual-spacing="false" fo:line-height="100%"/>
      <style:text-properties fo:color="#000000" loext:opacity="100%" style:font-name="DejaVu Sans Mono" fo:font-size="10pt" officeooo:paragraph-rsid="00744338" style:font-size-asian="10pt" style:font-size-complex="10pt"/>
    </style:style>
    <style:style style:name="P6" style:family="paragraph" style:parent-style-name="Text_20_body">
      <loext:graphic-properties draw:fill-gradient-name="gradient" draw:fill-hatch-name="hatch"/>
      <style:paragraph-properties fo:margin-top="0in" fo:margin-bottom="0in" style:contextual-spacing="false" fo:line-height="100%"/>
      <style:text-properties fo:color="#000000" loext:opacity="100%" style:font-name="DejaVu Sans Mono" fo:font-size="10pt" officeooo:paragraph-rsid="0074c5d4" style:font-size-asian="10pt" style:font-size-complex="10pt"/>
    </style:style>
    <style:style style:name="P7" style:family="paragraph" style:parent-style-name="Text_20_body">
      <loext:graphic-properties draw:fill-gradient-name="gradient" draw:fill-hatch-name="hatch"/>
      <style:paragraph-properties fo:margin-top="0.0598in" fo:margin-bottom="0in" style:contextual-spacing="false" fo:line-height="100%"/>
      <style:text-properties fo:color="#000000" loext:opacity="100%" style:font-name="DejaVu Sans Mono" fo:font-size="10pt" officeooo:paragraph-rsid="0074c5d4" style:font-size-asian="10pt" style:font-size-complex="10pt"/>
    </style:style>
    <style:style style:name="P8" style:family="paragraph" style:parent-style-name="Text_20_body">
      <loext:graphic-properties draw:fill="none" draw:fill-gradient-name="gradient" draw:fill-hatch-name="hatch"/>
      <style:paragraph-properties fo:margin-left="0in" fo:margin-right="0in" fo:margin-top="0in" fo:margin-bottom="0.0598in" style:contextual-spacing="false" fo:line-height="100%" fo:text-indent="0in" style:auto-text-indent="false" fo:background-color="transparent"/>
      <style:text-properties fo:color="#000000" loext:opacity="100%" style:font-name="DejaVu Sans Mono" fo:font-size="10pt" officeooo:rsid="005a2ca9" officeooo:paragraph-rsid="007a620b" style:font-size-asian="10pt" style:font-size-complex="10pt"/>
    </style:style>
    <style:style style:name="P9" style:family="paragraph" style:parent-style-name="Text_20_body">
      <loext:graphic-properties draw:fill="none" draw:fill-gradient-name="gradient" draw:fill-hatch-name="hatch"/>
      <style:paragraph-properties fo:margin-left="0in" fo:margin-right="0in" fo:margin-top="0in" fo:margin-bottom="0in" style:contextual-spacing="false" fo:line-height="100%" fo:text-indent="0in" style:auto-text-indent="false" fo:background-color="transparent"/>
      <style:text-properties fo:color="#000000" loext:opacity="100%" style:font-name="DejaVu Sans Mono" fo:font-size="10pt" officeooo:rsid="005a2ca9" officeooo:paragraph-rsid="007c6689" style:font-size-asian="10pt" style:font-size-complex="10pt"/>
    </style:style>
    <style:style style:name="P10" style:family="paragraph" style:parent-style-name="Text_20_body">
      <loext:graphic-properties draw:fill="none" draw:fill-gradient-name="gradient" draw:fill-hatch-name="hatch"/>
      <style:paragraph-properties fo:margin-left="0in" fo:margin-right="0in" fo:margin-top="0in" fo:margin-bottom="0in" style:contextual-spacing="false" fo:line-height="100%" fo:text-indent="0in" style:auto-text-indent="false" fo:background-color="transparent"/>
      <style:text-properties fo:color="#000000" loext:opacity="100%" style:font-name="DejaVu Sans Mono" fo:font-size="10pt" officeooo:rsid="005a2ca9" officeooo:paragraph-rsid="007d9361" style:font-size-asian="10pt" style:font-size-complex="10pt"/>
    </style:style>
    <style:style style:name="P11" style:family="paragraph" style:parent-style-name="Text_20_body">
      <loext:graphic-properties draw:fill="none" draw:fill-gradient-name="gradient" draw:fill-hatch-name="hatch"/>
      <style:paragraph-properties fo:margin-left="0in" fo:margin-right="0in" fo:margin-top="0in" fo:margin-bottom="0in" style:contextual-spacing="false" fo:line-height="100%" fo:text-indent="0in" style:auto-text-indent="false" fo:background-color="transparent"/>
      <style:text-properties fo:color="#000000" loext:opacity="100%" style:font-name="DejaVu Sans Mono" fo:font-size="10pt" fo:font-weight="bold" officeooo:rsid="005a2ca9" officeooo:paragraph-rsid="007d9361" style:font-size-asian="10pt" style:font-weight-asian="bold" style:font-size-complex="10pt" style:font-weight-complex="bold"/>
    </style:style>
    <style:style style:name="P12" style:family="paragraph" style:parent-style-name="Standard">
      <loext:graphic-properties draw:fill="none" draw:fill-gradient-name="gradient" draw:fill-hatch-name="hatch"/>
      <style:paragraph-properties fo:margin-left="0in" fo:margin-right="0in" fo:margin-top="0.0598in" fo:margin-bottom="0.0598in" style:contextual-spacing="false" fo:line-height="100%" fo:text-indent="0.25in" style:auto-text-indent="false" fo:background-color="transparent"/>
      <style:text-properties fo:color="#55308d" loext:opacity="100%" style:font-name="DejaVu Sans Mono" fo:font-size="9pt" officeooo:rsid="005a2ca9" officeooo:paragraph-rsid="007d9361" style:font-size-asian="9pt" style:font-size-complex="9pt"/>
    </style:style>
    <style:style style:name="P13" style:family="paragraph" style:parent-style-name="Standard" style:master-page-name="">
      <loext:graphic-properties draw:fill="none" draw:fill-gradient-name="gradient" draw:fill-hatch-name="hatch"/>
      <style:paragraph-properties fo:margin-left="0in" fo:margin-right="0in" fo:margin-top="0.0598in" fo:margin-bottom="0in" style:contextual-spacing="false" fo:line-height="100%" fo:text-indent="0.25in" style:auto-text-indent="false" style:page-number="auto" fo:background-color="transparent"/>
      <style:text-properties fo:color="#55308d" loext:opacity="100%" style:font-name="DejaVu Sans Mono" fo:font-size="9pt" officeooo:rsid="005a2ca9" officeooo:paragraph-rsid="007d9361" style:font-size-asian="9pt" style:font-size-complex="9pt"/>
    </style:style>
    <style:style style:name="P14" style:family="paragraph" style:parent-style-name="Standard">
      <loext:graphic-properties draw:fill="none" draw:fill-gradient-name="gradient" draw:fill-hatch-name="hatch"/>
      <style:paragraph-properties fo:margin-left="0in" fo:margin-right="0in" fo:margin-top="0.0598in" fo:margin-bottom="0in" style:contextual-spacing="false" fo:line-height="100%" fo:text-indent="0.25in" style:auto-text-indent="false" fo:background-color="transparent"/>
      <style:text-properties fo:color="#55308d" loext:opacity="100%" style:font-name="DejaVu Sans Mono" fo:font-size="9pt" officeooo:rsid="005a2ca9" officeooo:paragraph-rsid="007d9361" style:font-size-asian="9pt" style:font-size-complex="9pt"/>
    </style:style>
    <style:style style:name="P15" style:family="paragraph" style:parent-style-name="Text_20_body" style:master-page-name="">
      <loext:graphic-properties draw:fill="none" draw:fill-gradient-name="gradient" draw:fill-hatch-name="hatch"/>
      <style:paragraph-properties fo:margin-left="0in" fo:margin-right="0in" fo:margin-top="0.0598in" fo:margin-bottom="0.0598in" style:contextual-spacing="false" fo:line-height="100%" fo:text-indent="0.25in" style:auto-text-indent="false" style:page-number="auto" fo:background-color="transparent"/>
      <style:text-properties fo:color="#55308d" loext:opacity="100%" style:font-name="DejaVu Sans Mono" fo:font-size="9pt" officeooo:rsid="005a2ca9" officeooo:paragraph-rsid="00476cbe" style:font-size-asian="9pt" style:font-size-complex="9pt"/>
    </style:style>
    <style:style style:name="P16" style:family="paragraph" style:parent-style-name="Text_20_body">
      <loext:graphic-properties draw:fill="none"/>
      <style:paragraph-properties fo:margin-left="0in" fo:margin-right="0in" fo:margin-top="0in" fo:margin-bottom="0in" style:contextual-spacing="false" fo:line-height="100%" fo:text-indent="0.25in" style:auto-text-indent="false" fo:background-color="transparent"/>
      <style:text-properties fo:color="#55308d" loext:opacity="100%" style:font-name="DejaVu Sans Mono" fo:font-size="9pt" officeooo:rsid="005a2ca9" officeooo:paragraph-rsid="00476cbe" style:font-size-asian="9pt" style:font-size-complex="9pt"/>
    </style:style>
    <style:style style:name="P17" style:family="paragraph" style:parent-style-name="Text_20_body" style:master-page-name="">
      <loext:graphic-properties draw:fill="none" draw:fill-gradient-name="gradient" draw:fill-hatch-name="hatch"/>
      <style:paragraph-properties fo:margin-left="0in" fo:margin-right="0in" fo:margin-top="0.0598in" fo:margin-bottom="0in" style:contextual-spacing="false" fo:line-height="100%" fo:text-indent="0.25in" style:auto-text-indent="false" style:page-number="auto" fo:background-color="transparent"/>
      <style:text-properties fo:color="#55308d" loext:opacity="100%" style:font-name="DejaVu Sans Mono" fo:font-size="9pt" officeooo:rsid="005a2ca9" officeooo:paragraph-rsid="00476cbe" style:font-size-asian="9pt" style:font-size-complex="9pt"/>
    </style:style>
    <style:style style:name="P18" style:family="paragraph" style:parent-style-name="Text_20_body">
      <loext:graphic-properties draw:fill="none" draw:fill-gradient-name="gradient" draw:fill-hatch-name="hatch"/>
      <style:paragraph-properties fo:margin-left="0in" fo:margin-right="0in" fo:margin-top="0in" fo:margin-bottom="0.0598in" style:contextual-spacing="false" fo:line-height="100%" fo:text-indent="0.25in" style:auto-text-indent="false" fo:background-color="transparent"/>
      <style:text-properties fo:color="#55308d" loext:opacity="100%" style:font-name="DejaVu Sans Mono" fo:font-size="9pt" officeooo:rsid="005a2ca9" officeooo:paragraph-rsid="00476cbe" style:font-size-asian="9pt" style:font-size-complex="9pt"/>
    </style:style>
    <style:style style:name="P19" style:family="paragraph" style:parent-style-name="Text_20_body" style:master-page-name="">
      <loext:graphic-properties draw:fill="none" draw:fill-gradient-name="gradient" draw:fill-hatch-name="hatch"/>
      <style:paragraph-properties fo:margin-left="0in" fo:margin-right="0in" fo:margin-top="0.0598in" fo:margin-bottom="0in" style:contextual-spacing="false" fo:line-height="100%" fo:text-indent="0.25in" style:auto-text-indent="false" style:page-number="auto" fo:background-color="transparent"/>
      <style:text-properties fo:color="#55308d" loext:opacity="100%" style:font-name="DejaVu Sans Mono" fo:font-size="9pt" officeooo:rsid="005a2ca9" officeooo:paragraph-rsid="007a620b" style:font-size-asian="9pt" style:font-size-complex="9pt"/>
    </style:style>
    <style:style style:name="P20" style:family="paragraph" style:parent-style-name="Text_20_body">
      <loext:graphic-properties draw:fill="none" draw:fill-gradient-name="gradient" draw:fill-hatch-name="hatch"/>
      <style:paragraph-properties fo:margin-left="0in" fo:margin-right="0in" fo:margin-top="0.0598in" fo:margin-bottom="0in" style:contextual-spacing="false" fo:line-height="100%" fo:text-indent="0.25in" style:auto-text-indent="false" fo:background-color="transparent"/>
      <style:text-properties fo:color="#55308d" loext:opacity="100%" style:font-name="DejaVu Sans Mono" fo:font-size="9pt" officeooo:rsid="005a2ca9" officeooo:paragraph-rsid="007a620b" style:font-size-asian="9pt" style:font-size-complex="9pt"/>
    </style:style>
    <style:style style:name="P21" style:family="paragraph" style:parent-style-name="Text_20_body" style:master-page-name="">
      <loext:graphic-properties draw:fill="none" draw:fill-gradient-name="gradient" draw:fill-hatch-name="hatch"/>
      <style:paragraph-properties fo:margin-left="0in" fo:margin-right="0in" fo:margin-top="0.0598in" fo:margin-bottom="0.0598in" style:contextual-spacing="false" fo:line-height="100%" fo:text-indent="0.25in" style:auto-text-indent="false" style:page-number="auto" fo:background-color="transparent"/>
      <style:text-properties fo:color="#55308d" loext:opacity="100%" style:font-name="DejaVu Sans Mono" fo:font-size="9pt" officeooo:rsid="005a2ca9" officeooo:paragraph-rsid="007c6689" style:font-size-asian="9pt" style:font-size-complex="9pt"/>
    </style:style>
    <style:style style:name="P22" style:family="paragraph" style:parent-style-name="Text_20_body" style:master-page-name="">
      <loext:graphic-properties draw:fill="none" draw:fill-gradient-name="gradient" draw:fill-hatch-name="hatch"/>
      <style:paragraph-properties fo:margin-left="0in" fo:margin-right="0in" fo:margin-top="0.0598in" fo:margin-bottom="0.0598in" style:contextual-spacing="false" fo:line-height="100%" fo:text-indent="0.25in" style:auto-text-indent="false" style:page-number="auto" fo:background-color="transparent"/>
      <style:text-properties fo:color="#55308d" loext:opacity="100%" style:font-name="DejaVu Sans Mono" fo:font-size="9pt" officeooo:rsid="007d9361" officeooo:paragraph-rsid="007d9361" style:font-size-asian="9pt" style:font-size-complex="9pt"/>
    </style:style>
    <style:style style:name="P23" style:family="paragraph" style:parent-style-name="Text_20_body" style:master-page-name="">
      <loext:graphic-properties draw:fill="none" draw:fill-gradient-name="gradient" draw:fill-hatch-name="hatch"/>
      <style:paragraph-properties fo:margin-left="0in" fo:margin-right="0in" fo:margin-top="0.0598in" fo:margin-bottom="0.0598in" style:contextual-spacing="false" fo:line-height="100%" fo:text-indent="0.25in" style:auto-text-indent="false" style:page-number="auto" fo:background-color="transparent"/>
      <style:text-properties fo:color="#55308d" loext:opacity="100%" style:font-name="DejaVu Sans Mono" fo:font-size="9pt" officeooo:rsid="007d9361" officeooo:paragraph-rsid="007e1236" style:font-size-asian="9pt" style:font-size-complex="9pt"/>
    </style:style>
    <style:style style:name="P24" style:family="paragraph" style:parent-style-name="Text_20_body" style:master-page-name="">
      <loext:graphic-properties draw:fill="none" draw:fill-gradient-name="gradient" draw:fill-hatch-name="hatch"/>
      <style:paragraph-properties fo:margin-left="0in" fo:margin-right="0in" fo:margin-top="0.0598in" fo:margin-bottom="0.0598in" style:contextual-spacing="false" fo:line-height="100%" fo:text-indent="0.25in" style:auto-text-indent="false" style:page-number="auto" fo:background-color="transparent"/>
      <style:text-properties fo:color="#55308d" loext:opacity="100%" style:font-name="DejaVu Sans Mono" fo:font-size="9pt" officeooo:rsid="007d9361" officeooo:paragraph-rsid="0080016e" style:font-size-asian="9pt" style:font-size-complex="9pt"/>
    </style:style>
    <style:style style:name="P25" style:family="paragraph" style:parent-style-name="Text_20_body" style:master-page-name="">
      <loext:graphic-properties draw:fill="none" draw:fill-hatch-name="hatch"/>
      <style:paragraph-properties fo:margin-left="0in" fo:margin-right="0in" fo:margin-top="0.0598in" fo:margin-bottom="0in" style:contextual-spacing="false" fo:line-height="100%" fo:text-indent="0.25in" style:auto-text-indent="false" style:page-number="auto" fo:background-color="transparent"/>
      <style:text-properties fo:color="#55308d" loext:opacity="100%" style:font-name="DejaVu Sans Mono" fo:font-size="9pt" officeooo:rsid="007d9361" officeooo:paragraph-rsid="0080016e" style:font-size-asian="9pt" style:font-size-complex="9pt"/>
    </style:style>
    <style:style style:name="P26" style:family="paragraph" style:parent-style-name="Text_20_body">
      <loext:graphic-properties draw:fill="none" draw:fill-hatch-name="hatch"/>
      <style:paragraph-properties fo:margin-left="0in" fo:margin-right="0in" fo:margin-top="0in" fo:margin-bottom="0.0598in" style:contextual-spacing="false" fo:line-height="100%" fo:text-indent="0.25in" style:auto-text-indent="false" fo:background-color="transparent"/>
      <style:text-properties fo:color="#55308d" loext:opacity="100%" style:font-name="DejaVu Sans Mono" fo:font-size="9pt" officeooo:rsid="007d9361" officeooo:paragraph-rsid="0080016e" style:font-size-asian="9pt" style:font-size-complex="9pt"/>
    </style:style>
    <style:style style:name="P27" style:family="paragraph" style:parent-style-name="Text_20_body" style:master-page-name="">
      <loext:graphic-properties draw:fill="none" draw:fill-gradient-name="gradient" draw:fill-hatch-name="hatch"/>
      <style:paragraph-properties fo:margin-left="0.5in" fo:margin-right="0in" fo:margin-top="0.0598in" fo:margin-bottom="0.0598in" style:contextual-spacing="false" fo:line-height="100%" fo:text-indent="-0.25in" style:auto-text-indent="false" style:page-number="auto" fo:background-color="transparent"/>
      <style:text-properties fo:color="#55308d" loext:opacity="100%" style:font-name="DejaVu Sans Mono" fo:font-size="9pt" officeooo:rsid="007d9361" officeooo:paragraph-rsid="0080016e" style:font-size-asian="9pt" style:font-size-complex="9pt"/>
    </style:style>
    <style:style style:name="P28" style:family="paragraph" style:parent-style-name="Text_20_body">
      <style:paragraph-properties fo:margin-top="0in" fo:margin-bottom="0in" style:contextual-spacing="false" fo:line-height="100%" fo:break-before="auto" fo:break-after="auto"/>
      <style:text-properties style:font-name="DejaVu Sans Mono" fo:font-size="10pt" officeooo:paragraph-rsid="00766223" style:font-size-asian="10pt" style:font-size-complex="10pt"/>
    </style:style>
    <style:style style:name="P29" style:family="paragraph" style:parent-style-name="Text_20_body">
      <loext:graphic-properties draw:fill-gradient-name="gradient" draw:fill-hatch-name="hatch"/>
      <style:paragraph-properties fo:margin-top="0.0598in" fo:margin-bottom="0in" style:contextual-spacing="false" fo:line-height="100%"/>
      <style:text-properties style:font-name="DejaVu Sans Mono" fo:font-size="10pt" officeooo:paragraph-rsid="00766223" style:font-size-asian="10pt" style:font-size-complex="10pt"/>
    </style:style>
    <style:style style:name="P30" style:family="paragraph" style:parent-style-name="Text_20_body">
      <loext:graphic-properties draw:fill-hatch-name="hatch"/>
      <style:paragraph-properties fo:margin-top="0in" fo:margin-bottom="0.0598in" style:contextual-spacing="false" fo:line-height="100%"/>
      <style:text-properties style:font-name="DejaVu Sans Mono" fo:font-size="10pt" officeooo:paragraph-rsid="00476cbe" style:font-size-asian="10pt" style:font-size-complex="10pt"/>
    </style:style>
    <style:style style:name="P31" style:family="paragraph" style:parent-style-name="Text_20_body">
      <style:paragraph-properties fo:margin-top="0in" fo:margin-bottom="0in" style:contextual-spacing="false" fo:line-height="100%"/>
      <style:text-properties style:font-name="DejaVu Sans Mono" fo:font-size="10pt" officeooo:rsid="005a2ca9" officeooo:paragraph-rsid="00476cbe" style:font-size-asian="10pt" style:font-size-complex="10pt"/>
    </style:style>
    <style:style style:name="P32" style:family="paragraph" style:parent-style-name="Contents_20_1">
      <style:paragraph-properties>
        <style:tab-stops>
          <style:tab-stop style:position="6.6953in" style:type="right" style:leader-style="dotted" style:leader-text="."/>
        </style:tab-stops>
      </style:paragraph-properties>
    </style:style>
    <style:style style:name="P33" style:family="paragraph" style:parent-style-name="Contents_20_2">
      <style:paragraph-properties>
        <style:tab-stops>
          <style:tab-stop style:position="6.4984in" style:type="right" style:leader-style="dotted" style:leader-text="."/>
        </style:tab-stops>
      </style:paragraph-properties>
    </style:style>
    <style:style style:name="P34" style:family="paragraph" style:parent-style-name="Heading_20_2" style:master-page-name="">
      <style:paragraph-properties fo:margin-top="0.2in" fo:margin-bottom="0.0799in" style:contextual-spacing="false" style:page-number="auto" fo:keep-with-next="always">
        <style:tab-stops/>
      </style:paragraph-properties>
      <style:text-properties style:font-name="Liberation Sans" fo:font-size="11pt" fo:font-style="normal" fo:font-weight="bold" officeooo:rsid="00476cbe" style:font-name-asian="Noto Sans CJK SC" style:font-size-asian="11pt" style:font-style-asian="normal" style:font-weight-asian="bold" style:font-name-complex="Lohit Devanagari1" style:font-size-complex="11pt" style:font-style-complex="normal" style:font-weight-complex="bold"/>
    </style:style>
    <style:style style:name="P35" style:family="paragraph" style:parent-style-name="Heading_20_2">
      <style:paragraph-properties fo:margin-top="0.2in" fo:margin-bottom="0.0799in" style:contextual-spacing="false" fo:break-before="auto" fo:break-after="auto" fo:keep-with-next="always">
        <style:tab-stops/>
      </style:paragraph-properties>
      <style:text-properties fo:color="#000000" loext:opacity="100%" style:font-name="Liberation Sans" fo:font-style="normal" fo:font-weight="bold" officeooo:paragraph-rsid="0074c5d4" style:font-name-asian="Noto Sans CJK SC" style:font-style-asian="normal" style:font-weight-asian="bold" style:font-name-complex="Lohit Devanagari1" style:font-style-complex="normal" style:font-weight-complex="bold"/>
    </style:style>
    <style:style style:name="P36" style:family="paragraph" style:parent-style-name="Heading_20_2">
      <style:paragraph-properties fo:margin-top="0.2in" fo:margin-bottom="0.0799in" style:contextual-spacing="false" fo:keep-with-next="always">
        <style:tab-stops/>
      </style:paragraph-properties>
      <style:text-properties fo:color="#000000" loext:opacity="100%" style:font-name="Liberation Sans" fo:font-style="normal" fo:font-weight="bold" style:font-name-asian="Noto Sans CJK SC" style:font-style-asian="normal" style:font-weight-asian="bold" style:font-name-complex="Lohit Devanagari1" style:font-style-complex="normal" style:font-weight-complex="bold"/>
    </style:style>
    <style:style style:name="P37" style:family="paragraph" style:parent-style-name="Heading_20_2">
      <style:paragraph-properties fo:margin-top="0.2in" fo:margin-bottom="0.0799in" style:contextual-spacing="false" fo:break-before="auto" fo:break-after="auto" fo:keep-with-next="always">
        <style:tab-stops/>
      </style:paragraph-properties>
      <style:text-properties fo:color="#000000" loext:opacity="100%" style:font-name="Liberation Sans" fo:font-style="normal" fo:font-weight="bold" officeooo:rsid="007c6689" officeooo:paragraph-rsid="007c6689" style:font-name-asian="Noto Sans CJK SC" style:font-style-asian="normal" style:font-weight-asian="bold" style:font-name-complex="Lohit Devanagari1" style:font-style-complex="normal" style:font-weight-complex="bold"/>
    </style:style>
    <style:style style:name="P38" style:family="paragraph" style:parent-style-name="Heading_20_2">
      <style:paragraph-properties fo:margin-top="0.2in" fo:margin-bottom="0.0799in" style:contextual-spacing="false" fo:break-before="auto" fo:break-after="auto" fo:keep-with-next="always">
        <style:tab-stops/>
      </style:paragraph-properties>
      <style:text-properties fo:color="#000000" loext:opacity="100%" style:font-name="Liberation Sans" fo:font-style="normal" fo:font-weight="bold" officeooo:rsid="007c6689" officeooo:paragraph-rsid="0080016e" style:font-name-asian="Noto Sans CJK SC" style:font-style-asian="normal" style:font-weight-asian="bold" style:font-name-complex="Lohit Devanagari1" style:font-style-complex="normal" style:font-weight-complex="bold"/>
    </style:style>
    <style:style style:name="T1" style:family="text">
      <style:text-properties style:font-name="DejaVu Sans" fo:font-size="6pt" officeooo:rsid="0055e34b" style:font-size-asian="6pt" style:font-size-complex="6pt"/>
    </style:style>
    <style:style style:name="T2" style:family="text">
      <style:text-properties style:font-name="DejaVu Sans" fo:font-size="6pt" officeooo:rsid="0020993d" style:font-size-asian="6pt" style:font-size-complex="6pt"/>
    </style:style>
    <style:style style:name="T3" style:family="text">
      <style:text-properties style:font-name="DejaVu Sans" fo:font-size="6pt" fo:font-style="normal" fo:font-weight="bold" style:font-size-asian="6pt" style:font-style-asian="normal" style:font-weight-asian="bold" style:font-size-complex="6pt" style:font-style-complex="normal" style:font-weight-complex="bold"/>
    </style:style>
    <style:style style:name="T4" style:family="text">
      <style:text-properties style:font-name="DejaVu Sans" fo:font-size="6pt" fo:font-style="normal" fo:font-weight="bold" officeooo:rsid="0054efb2" style:font-size-asian="6pt" style:font-style-asian="normal" style:font-weight-asian="bold" style:font-size-complex="6pt" style:font-style-complex="normal" style:font-weight-complex="bold"/>
    </style:style>
    <style:style style:name="T5" style:family="text">
      <style:text-properties style:font-name="DejaVu Sans" fo:font-size="6pt" fo:font-style="normal" fo:font-weight="bold" officeooo:rsid="0020993d" style:font-size-asian="6pt" style:font-style-asian="normal" style:font-weight-asian="bold" style:font-size-complex="6pt" style:font-style-complex="normal" style:font-weight-complex="bold"/>
    </style:style>
    <style:style style:name="T6" style:family="text">
      <style:text-properties officeooo:rsid="0053e0ce"/>
    </style:style>
    <style:style style:name="T7" style:family="text">
      <style:text-properties fo:font-size="10pt" officeooo:rsid="0053e0ce" style:font-size-asian="10pt" style:font-size-complex="10pt"/>
    </style:style>
    <style:style style:name="T8" style:family="text">
      <style:text-properties officeooo:rsid="006e8d41"/>
    </style:style>
    <style:style style:name="T9" style:family="text">
      <style:text-properties officeooo:rsid="00744338"/>
    </style:style>
    <style:style style:name="T10" style:family="text">
      <style:text-properties officeooo:rsid="0074c5d4"/>
    </style:style>
    <style:style style:name="T11" style:family="text">
      <style:text-properties officeooo:rsid="007c6689"/>
    </style:style>
    <style:style style:name="T12" style:family="text">
      <style:text-properties officeooo:rsid="007d9361"/>
    </style:style>
    <style:style style:name="T13"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number:date-style style:name="N45">
      <number:day/>
      <number:text>. </number:text>
      <number:month number:textual="true"/>
      <number:text>. </number:text>
      <number:year number:style="long"/>
    </number:date-style>
    <number:time-style style:name="N6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09_927336185"/><text:span text:style-name="T9">Open</text:span><text:span text:style-name="T8">SSL</text:span> <text:span text:style-name="T6">(</text:span><text:span text:style-name="T7">ver. </text:span><text:span text:style-name="T7"><text:date style:data-style-name="N45" text:date-value="2023-10-25T23:22:42.144275265" text:fixed="true">25. Oct. 2023</text:date></text:span><text:span text:style-name="T7"><text:s/></text:span><text:span text:style-name="T7"><text:time style:data-style-name="N60" text:time-value="2023-10-25T23:22:52.728523076" text:fixed="true">23:22</text:time></text:span><text:span text:style-name="T6">)</text:span><text:bookmark-end text:name="__RefHeading___Toc109_927336185"/></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109_927336185" text:style-name="Index_20_Link" text:visited-style-name="Index_20_Link">OpenSSL (ver. 25. Oct. 2023 23:22)<text:tab/>1</text:a></text:p>
          <text:p text:style-name="P33"><text:a xlink:type="simple" xlink:href="#__RefHeading___Toc111_927336185" text:style-name="Index_20_Link" text:visited-style-name="Index_20_Link">Краткая история<text:tab/>1</text:a></text:p>
          <text:p text:style-name="P33"><text:a xlink:type="simple" xlink:href="#__RefHeading___Toc227_39910284451" text:style-name="Index_20_Link" text:visited-style-name="Index_20_Link">Обмен сертификатами<text:tab/>1</text:a></text:p>
          <text:p text:style-name="P33"><text:a xlink:type="simple" xlink:href="#__RefHeading___Toc227_3991028445" text:style-name="Index_20_Link" text:visited-style-name="Index_20_Link">OpenSSL из командной строки<text:tab/>2</text:a></text:p>
          <text:p text:style-name="P33"><text:a xlink:type="simple" xlink:href="#__RefHeading___Toc227_39910284452" text:style-name="Index_20_Link" text:visited-style-name="Index_20_Link">Примеры<text:tab/>3</text:a></text:p>
          <text:p text:style-name="P33"><text:a xlink:type="simple" xlink:href="#__RefHeading___Toc227_399102844523" text:style-name="Index_20_Link" text:visited-style-name="Index_20_Link">Часто используемые команды OpenSSL<text:tab/>4</text:a></text:p>
        </text:index-body>
      </text:table-of-content>
      <text:p text:style-name="P4"><text:a xlink:type="simple" xlink:href="https://opensource.com/article/19/6/cryptography-basics-openssl-part-2" text:style-name="Internet_20_link" text:visited-style-name="Visited_20_Internet_20_Link">https://opensource.com/article/19/6/cryptography-basics-openssl-part-2</text:a></text:p>
      <text:h text:style-name="P34" text:outline-level="2"><text:bookmark-start text:name="__RefHeading___Toc111_927336185"/>Краткая история<text:bookmark-end text:name="__RefHeading___Toc111_927336185"/></text:h>
      <text:p text:style-name="P5">Secure Socket Layer (SSL, слой защищенных сокетов) — это криптографический протокол, выпущенный Netscape в 1995 году. Этот протокольный уровень может располагаться поверх HTTP, тем самым добавляя в конец букву S (HTTPS), которая означает secure. Протокол SSL предоставляет различные меры обеспечения безопасности, две из которых являются основополагающими в HTTPS:</text:p>
      <text:p text:style-name="P5">Взаимная аутентификация (peer authentication, также известная как mutual challenge): каждая сторона соединения аутентифицирует идентификационные данные другой стороны. Если Алиса и Боб собираются обмениваться сообщениями через SSL, то сначала каждый должен аутентифицировать идентификационные данные своего собеседника.</text:p>
      <text:p text:style-name="P5">Конфиденциальность: отправитель шифрует сообщения перед их отправкой по каналу связи. Затем получатель расшифровывает каждое полученное сообщение. Этот процесс защищает сетевое взаимодействие. Даже если злоумышленник Ева перехватит зашифрованное сообщение от Алисы к Бобу (атака через посредника), то она будет не в состоянии расшифровать это сообщение из-за необходимой для этого вычислительной сложности.</text:p>
      <text:p text:style-name="P5">Эти две ключевые меры обеспечения безопасности SSL, в свою очередь, связаны с другими, которые зачастую остаются в тени. Например, SSL поддерживает целостность сообщений, что гарантирует, что полученное сообщение совпадает с отправленным. Эта фича реализована на основе хеш-функций, которые также входят в набор инструментов OpenSSL.</text:p>
      <text:h text:style-name="P35" text:outline-level="2"><text:bookmark-start text:name="__RefHeading___Toc227_39910284451"/><text:span text:style-name="T10">Обмен</text:span> <text:span text:style-name="T10">сертификатами</text:span><text:bookmark-end text:name="__RefHeading___Toc227_39910284451"/></text:h>
      <text:p text:style-name="P6">Во время рукопожатия с сервером программа-клиент получает один или несколько цифровых сертификатов, удостоверяющих подлинность сервера. Однако программа-клиент не отправляет собственный сертификат, что означает одностороннюю аутентификацию. (Серверы обычно настроены не ожидать сертификата клиента.) Несмотря на неудачную проверку сертификата сервера, программа-клиент получает домашнюю страницу Google по безопасному каналу с сервером.</text:p>
      <text:p text:style-name="P7">Почему проверка сертификата Google не заканчивается успехом? Типичная установка OpenSSL имеет каталог /etc/ssl/certs, который включает файл ca-certificates.crt. Каталог и файл содержат цифровые сертификаты, которым OpenSSL доверяет из коробки и, соответственно, составляют хранилище доверенных сертификатов (truststore). Хранилище доверенных сертификатов можно обновлять по мере необходимости, в частности, включать новые доверенные сертификаты и удалять ненадежные.</text:p>
      <text:p text:style-name="P6">Превалирующим стандартом структуры цифрового сертификата является X509, а сертификат производственного уровня выдаются центром сертификации (CA, certificate authority), таким как Verisign.</text:p>
      <text:p text:style-name="P7">Цифровой сертификат содержит различную информацию (например, даты начала и истечения срока действия, а также доменное имя владельца), включая идентификационные данные издателя и цифровую подпись, которая представляет собой зашифрованное криптографическое хеш-значение. Сертификат также имеет <text:soft-page-break/>незашифрованное хеш-значение, которое служит его идентифицирующим отпечаток (fingerprint).</text:p>
      <text:p text:style-name="P7">Хеш-значение получается в результате сопоставления произвольного количества битов с хеш-суммой (digest) фиксированной длины. Что представляют собой биты (бухгалтерский отчет, роман или, может быть, фильм) не имеет значения. Например, хеш-алгоритм Message Digest версии 5 (MD5) отображает входные биты любой длины в 128-битное хеш-значение, тогда как алгоритм SHA1 (Secure Hash Algorithm версии 1) отображает входные биты в 160-битное значение. Различные входные биты приводят к разным — действительно, статистически уникальным — значениям хеш-функции. В следующей статье мы рассмотрим это более подробно и сосредоточимся на том, что именно делает хеш-функцию криптографической.</text:p>
      <text:p text:style-name="P7">Цифровые сертификаты различаются по типу (например, корневой/root, промежуточный/intermediate и конечный/end-entity сертификаты) и образуют иерархию, отражающую эти типы. Как следует из названия, корневой сертификат находится на вершине иерархии, а сертификаты под ним наследуют любое доверие, которое имеет корневой сертификат. Библиотеки OpenSSL и большинство современных языков программирования имеют тип X509, как и функции, которые работают с такими сертификатами. Сертификат от Google имеет формат X509, и клиент проверяет, является ли этот сертификат X509_V_OK.</text:p>
      <text:p text:style-name="P7">Сертификаты X509 основаны на инфраструктуре открытых ключей (PKI, public-key infrastructure), которая включает в себя алгоритмы (в основном доминирует RSA) для создания пар ключей: публичный ключ и его парный приватный ключ. Публичный ключ — это идентификационные данные (identity): публичный ключ Amazon идентифицирует его, а мой публичный ключ идентифицирует меня. Приватный ключ должен храниться его владельцем в секрете.</text:p>
      <text:p text:style-name="P7">Ключи в паре имеют несколько стандартных применений. Публичный ключ можно использовать для шифрования сообщения, а приватный ключ из той же пары затем можно использовать для его расшифровки. Приватный ключ также можно использовать для подписи документа или другого электронного артефакта (например, программы или электронного письма), а затем публичный ключ из пары можно использовать для проверки этой подписи.</text:p>
      <text:h text:style-name="P36" text:outline-level="2"><text:bookmark-start text:name="__RefHeading___Toc227_3991028445"/>OpenSSL из командной строки<text:bookmark-end text:name="__RefHeading___Toc227_3991028445"/></text:h>
      <text:p text:style-name="P28">Вызов утилит OpenSSL начинается с команды openssl а затем добавляется комбинация аргументов и флагов для указания желаемой операции.</text:p>
      <text:p text:style-name="P29">Рассмотрим эту команду:</text:p>
      <text:p text:style-name="P15">$ openssl list-cipher-algorithms</text:p>
      <text:p text:style-name="P30">Результатом является список связанных алгоритмов, составляющих набор шифров (cipher suite).</text:p>
      <text:p text:style-name="P31">Следующая команда, используя аргумент s_client, открывает безопасное соединение с www.google.com и выводит на экран информацию об этом соединении:</text:p>
      <text:p text:style-name="P15">$ openssl s_client -connect www.google.com:443 -showcerts</text:p>
      <text:p text:style-name="P31">Номер порта 443 является стандартным, который используется серверами для приема соединений HTTPS, а не HTTP. (Для HTTP стандартный порт — 80). Если попытка подключения успешна, отображаются три цифровых сертификата от Google вместе с информацией о безопасном сеансе, используемом наборе шифров и связанных элементах. Например, вот фрагмент начала вывода, который объявляет о предстоящей цепочке сертификатов. Кодировка сертификатов — base64:</text:p>
      <text:p text:style-name="P17">Certificate chain</text:p>
      <text:p text:style-name="P16"><text:s/>0 s:/C=US/ST=California/L=Mountain View/O=Google LLC/CN=www.google.com</text:p>
      <text:p text:style-name="P16"><text:s/>i:/C=US/O=Google Trust Services/CN=Google Internet Authority G3</text:p>
      <text:p text:style-name="P16">-----BEGIN CERTIFICATE-----</text:p>
      <text:p text:style-name="P16">MIIEijCCA3KgAwIBAgIQdCea9tmy/T6rK/dDD1isujANBgkqhkiG9w0BAQsFADBU</text:p>
      <text:p text:style-name="P18">MQswCQYDVQQGEwJVUzEeMBwGA1UEChMVR29vZ2xlIFRydXN0IFNlcnZpY2VzMSUw</text:p>
      <text:p text:style-name="P31">Выходные данные заканчиваются сводной информацией о сессии TLS, включая сведения о наборе шифров:</text:p>
      <text:p text:style-name="P19">SSL-Session:</text:p>
      <text:p text:style-name="P20"><text:s text:c="4"/>Protocol : TLSv1.2</text:p>
      <text:p text:style-name="P20"><text:s text:c="4"/>Cipher : ECDHE-RSA-AES128-GCM-SHA256</text:p>
      <text:p text:style-name="P20"><text:soft-page-break/><text:s text:c="4"/>Session-ID: A2BBF0E4991E6BBBC318774EEE37CFCB23095CC7640FFC752448D07C7F438573</text:p>
      <text:p text:style-name="P8">В программе-клиенте используется протокол TLS1.2, а Session-ID однозначно идентифицирует соединение между утилитой openssl и сервером Google. Запись Cipher может быть проанализирована следующим образом:</text:p>
      <text:p text:style-name="P8">ECDHE (протокол Диффи-Хеллмана на эллиптических кривых) — эффективный и действенный алгоритм для управления TLS-рукопожатием. В частности, ECDHE решает проблему распределения ключей, гарантируя, что обе стороны соединения (например, программа-клиент и веб-сервер Google) используют один и тот же ключ шифрования/дешифрования, известный как ключ сессии (session key). Следующая часть серии детальнее раскроет эту тему.</text:p>
      <text:p text:style-name="P8">RSA (Rivest Shamir Adleman) — доминирующая криптосистема с публичным ключом, названная в честь трех ученых, впервые описавших эту систему в конце 1970-х годов. Пары ключей генерируются с помощью алгоритма RSA.</text:p>
      <text:p text:style-name="P8">AES128 (Advanced Encryption Standard) — это блочный шифр, который шифрует и расшифровывает блоки битов. (Альтернативой является потоковый шифр, который шифрует и расшифровывает биты по одному.) Шифр ​​является симметричным в том смысле, что для шифрования и дешифрования используется один и тот же ключ, что в первую очередь поднимает проблему распределения ключей. AES поддерживает размеры ключей 128 (используется здесь), 192 и 256 бит: чем больше ключ, тем лучше защита.</text:p>
      <text:p text:style-name="P8">Размеры ключей для симметричных криптосистем, таких как AES, как правило, меньше, чем для асимметричных систем (на основе пары ключей), таких как RSA. Например, 1024-битный ключ RSA относительно мал, тогда как 256-битный ключ в настоящее время является самым большим для AES.</text:p>
      <text:p text:style-name="P8">GCM (режим счетчика Галуа) обрабатывает повторное применение шифра (в данном случае AES128) во время защищенного общения. Блоки AES128 имеют размер всего 128 бит, и безопасный обмен данными, скорее всего, будет состоять из нескольких блоков AES128 от одной стороны к другой. GCM эффективен и обычно сочетается с AES128.</text:p>
      <text:p text:style-name="P8">SHA256 (Secure Hash Algorithm с 256 бит) — это популярный криптографический алгоритм хеширования. Создаваемые хеш-значения имеют размер 256 бит, хотя с помощью SHA возможны и большие значения.</text:p>
      <text:p text:style-name="P8">Наборы шифров находятся в постоянном развитии. Не так давно, например, Google использовала потоковый шифр RC4 (Ron's Cipher версии 4 в честь Рона Ривеста из RSA). В RC4 теперь онаружены уязвимости, которые предположительно частично объясняют переход Google на AES128.</text:p>
      <text:h text:style-name="P37" text:outline-level="2"><text:bookmark-start text:name="__RefHeading___Toc227_39910284452"/>Примеры<text:bookmark-end text:name="__RefHeading___Toc227_39910284452"/></text:h>
      <text:p text:style-name="P9"><text:span text:style-name="T11">С</text:span>генерир<text:span text:style-name="T11">овать</text:span> пару 2048-битных ключей RSA с помощью OpenSSL:</text:p>
      <text:p text:style-name="P21">$ openssl genpkey -out privkey.pem -algorithm rsa 2048</text:p>
      <text:p text:style-name="P9">В этом примере мы можем опустить флаг -algorithm rsa , поскольку по умолчанию genpkey имеет тип RSA. Имя файла ( privkey.pem ) произвольное, но расширение pem для конфиденциальной почты (PEM) является обычным для формата PEM по умолчанию. (В OpenSSL есть команды для преобразования форматов, если это необходимо.) Если требуется больший размер ключа (например, 4096), то последний аргумент 2048 можно изменить на 4096. Эти размеры всегда являются степенями двойки.</text:p>
      <text:p text:style-name="P9">Вот фрагмент полученного файла privkey.pem в формате base64:</text:p>
      <text:p text:style-name="P13">-----BEGIN PRIVATE KEY-----</text:p>
      <text:p text:style-name="P14">MIICdgIBADANBgkqhkiG9w0BAQEFAASCAmAwggJcAgEAAoGBANnlAh4jSKgcNj/Z</text:p>
      <text:p text:style-name="P14">JF4J4WdhkljP2R+TXVGuKVRtPkGAiLWE4BDbgsyKVLfs2EdjKL1U+/qtfhYsqhkK</text:p>
      <text:p text:style-name="P14">…</text:p>
      <text:p text:style-name="P12">-----END PRIVATE KEY-----</text:p>
      <text:p text:style-name="P10"><text:span text:style-name="T12">С</text:span>ледующая команда извлекает открытый ключ пары из закрытого:</text:p>
      <text:p text:style-name="P22">$ openssl rsa -in privkey.pem -outform PEM -pubout -out pubkey.pem</text:p>
      <text:p text:style-name="P10">Полученный файл pubkey.pem достаточно мал, чтобы его можно было показать здесь полностью:</text:p>
      <text:p text:style-name="P14">-----BEGIN PUBLIC KEY-----</text:p>
      <text:p text:style-name="P14"><text:soft-page-break/>MIGfMA0GCSqGSIb3DQEBAQUAA4GNADCBiQKBgQDZ5QIeI0ioHDY/2SReCeFnYZJY</text:p>
      <text:p text:style-name="P14">z9kfk11RrilUbT5BgIi1hOAQ24LMilS37NhHYyi9VPv6rX4WLKoZCmkeYaWk/TR5</text:p>
      <text:p text:style-name="P14">4nbH1E/AkniwRoXpeh5VncwWMuMsL5qPWGY8fuuTE27GhwqBiKQGBOmU+MYlZonO</text:p>
      <text:p text:style-name="P14">O0xnAKpAvysMy7G7qQIDAQAB</text:p>
      <text:p text:style-name="P12">-----END PUBLIC KEY-----</text:p>
      <text:p text:style-name="P10">Теперь, когда под рукой есть пара ключей, цифровая подпись становится проще — в данном случае с исходным файлом <text:span text:style-name="T13">client.c</text:span> в качестве подписываемого артефакта:</text:p>
      <text:p text:style-name="P23">$ openssl dgst -sha256 -sign privkey.pem -out Sign.sha256 client.c</text:p>
      <text:p text:style-name="P10">Дайджест исходного файла client.c имеет код SHA256, а закрытый ключ находится в созданном ранее файле privkey.pem . Полученный файл двоичной подписи имеет имя Sign.sha256 ( произвольное имя). Чтобы получить читаемую (если base64) версию этого файла, введите следующую команду:</text:p>
      <text:p text:style-name="P23">$ openssl enc -base64 -in Sign.sha256 -out Sign.sha256.base64</text:p>
      <text:p text:style-name="P10">Часто используемые команды OpenSSL</text:p>
      <text:h text:style-name="P38" text:outline-level="2"><text:bookmark-start text:name="__RefHeading___Toc227_399102844523"/>Часто используемые команды OpenSSL<text:bookmark-end text:name="__RefHeading___Toc227_399102844523"/></text:h>
      <text:p text:style-name="P10">Проверка SSL соединения:</text:p>
      <text:p text:style-name="P24">$openssl s_client -connect www.paypal.com:443</text:p>
      <text:p text:style-name="P10">Создание PrivateKey и CSR запроса</text:p>
      <text:p text:style-name="P24">$openssl req -out CSR.csr -new -newkey rsa:2048 -nodes -keyout privateKey.key</text:p>
      <text:p text:style-name="P10">Создание самоподписаного сертификата</text:p>
      <text:p text:style-name="P24">$openssl req -x509 -nodes -days 365 -newkey rsa:2048 -keyout privateKey.key -out certificate.crt</text:p>
      <text:p text:style-name="P10">Создание CSR запроса для существующего PrivateKey</text:p>
      <text:p text:style-name="P24">$openssl req -out CSR.csr -key privateKey.key -new</text:p>
      <text:p text:style-name="P10">Создание нового CSR запроса на основе существующего сертификата:</text:p>
      <text:p text:style-name="P24">$openssl x509 -x509toreq -in certificate.crt -out CSR.csr -signkey privateKey.key</text:p>
      <text:p text:style-name="P10">Просмотр CSR запроса:</text:p>
      <text:p text:style-name="P24">$openssl req -text -noout -verify -in CSR.csr</text:p>
      <text:p text:style-name="P10">Просмотр PrivateKey</text:p>
      <text:p text:style-name="P24">$openssl rsa -in privateKey.key -check</text:p>
      <text:p text:style-name="P10">Удаление секретной фразы/пароля из PrivateKey:</text:p>
      <text:p text:style-name="P24">$openssl rsa -in privateKey.pem -out newPrivateKey.pem</text:p>
      <text:p text:style-name="P11">Просмотр сертификата:</text:p>
      <text:p text:style-name="P24">$openssl x509 -in certificate.crt -text -noout</text:p>
      <text:p text:style-name="P11">Просмотр сертификата PKCS#12 (.pfx или .p12):</text:p>
      <text:p text:style-name="P24">$openssl pkcs12 -info -in keyStore.p12</text:p>
      <text:p text:style-name="P10">Проверка соответствия Сертификата и PrivateKey</text:p>
      <text:p text:style-name="P25">$openssl x509 -noout -modulus -in certificate.crt | openssl md5</text:p>
      <text:p text:style-name="P26">$openssl rsa -noout -modulus -in privateKey.key | openssl md5</text:p>
      <text:p text:style-name="P10">Проверка соответствия Сертификата и CSR</text:p>
      <text:p text:style-name="P25">$openssl x509 -noout -modulus -in certificate.crt | openssl md5</text:p>
      <text:p text:style-name="P26">$openssl req -noout -modulus -in CSR.csr | openssl md5</text:p>
      <text:p text:style-name="P10">Конвертирование файла DER (.crt .cer .der) в PEM</text:p>
      <text:p text:style-name="P24">$ope$openssl x509 -inform der -in certificate.cer -out certificate.pem</text:p>
      <text:p text:style-name="P10">Конвертирование файла PEM в DER:</text:p>
      <text:p text:style-name="P24">$openssl x509 -outform der -in certificate.pem -out certificate.der</text:p>
      <text:p text:style-name="P10">Конвертирование файла PKCS # 12 в PEM</text:p>
      <text:p text:style-name="P24">$ope$openssl pkcs12 -in keyStore.pfx -out keyStore.pem -nodes</text:p>
      <text:p text:style-name="P10">Конвертирование PEM файла и приватного ключа в PKCS # 12:</text:p>
      <text:p text:style-name="P27"><text:soft-page-break/>$openssl pkcs12 -export -out certificate.pfx -inkey privateKey.key -in certificate.crt -certfile CACert.cr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Blue_20_Touch" draw:display-name="Blue Touch" draw:style="linear" draw:start-color="#b4c7dc" draw:end-color="#dee6ef" draw:start-intensity="100%" draw:end-intensity="100%" draw:angle="1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master-page-name="">
      <loext:graphic-properties draw:fill="solid" draw:fill-color="#f6f9d4"/>
      <style:paragraph-properties fo:margin-top="0.2in" fo:margin-bottom="0.0799in" style:contextual-spacing="false" style:page-number="auto" fo:background-color="#f6f9d4">
        <style:tab-stops/>
      </style:paragraph-properties>
      <style:text-properties fo:color="#000000" loext:opacity="100%" fo:font-size="11pt" fo:font-style="normal" fo:font-weight="bold" style:font-size-asian="11pt" style:font-style-asian="normal" style:font-weight-asian="bold" style:font-size-complex="11pt" style:font-style-complex="normal"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loext:graphic-properties draw:fill="gradient" draw:fill-color="#069a2e" draw:fill-gradient-name="Blue_20_Touch" draw:gradient-step-count="0"/>
      <style:paragraph-properties fo:background-color="#c9d7e6">
        <style:tab-stops>
          <style:tab-stop style:position="6.6862in" style:type="center"/>
          <style:tab-stop style:position="6.6929in" style:type="right"/>
          <style:tab-stop style:position="7.3764in"/>
          <style:tab-stop style:position="7.5in"/>
        </style:tab-stops>
      </style:paragraph-properties>
    </style:style>
    <style:style style:name="MT1" style:family="text">
      <style:text-properties style:font-name="DejaVu Sans" fo:font-size="6pt" officeooo:rsid="0055e34b" style:font-size-asian="6pt" style:font-size-complex="6pt"/>
    </style:style>
    <style:style style:name="MT2" style:family="text">
      <style:text-properties style:font-name="DejaVu Sans" fo:font-size="6pt" officeooo:rsid="0020993d" style:font-size-asian="6pt" style:font-size-complex="6pt"/>
    </style:style>
    <style:style style:name="MT3" style:family="text">
      <style:text-properties style:font-name="DejaVu Sans" fo:font-size="6pt" fo:font-style="normal" fo:font-weight="bold" officeooo:rsid="0054efb2" style:font-size-asian="6pt" style:font-style-asian="normal" style:font-weight-asian="bold" style:font-size-complex="6pt" style:font-style-complex="normal" style:font-weight-complex="bold"/>
    </style:style>
    <style:style style:name="MT4" style:family="text">
      <style:text-properties style:font-name="DejaVu Sans" fo:font-size="6pt" fo:font-style="normal" fo:font-weight="bold" officeooo:rsid="0020993d" style:font-size-asian="6pt" style:font-style-asian="normal" style:font-weight-asian="bold" style:font-size-complex="6pt" style:font-style-complex="normal" style:font-weight-complex="bold"/>
    </style:style>
    <style:style style:name="MT5" style:family="text">
      <style:text-properties style:font-name="DejaVu Sans" fo:font-size="6pt" fo:font-style="normal" fo:font-weight="bold" style:font-size-asian="6pt" style:font-style-asian="normal" style:font-weight-asian="bold" style:font-size-complex="6pt" style:font-style-complex="normal" style:font-weight-complex="bold"/>
    </style:style>
    <style:page-layout style:name="Mpm1">
      <style:page-layout-properties fo:page-width="8.2701in" fo:page-height="11.6902in" style:num-format="1" style:print-orientation="portrait" fo:margin-top="0.4902in" fo:margin-bottom="0.490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AWK + CUT</text:span><text:span text:style-name="MT2"><text:tab/></text:span><text:span text:style-name="MT3">page</text:span><text:span text:style-name="MT4"> </text:span><text:span text:style-name="MT5"><text:page-number text:select-page="current">5</text:page-number></text:span><text:span text:style-name="MT5">/</text:span><text:span text:style-name="MT5"><text:page-count>5</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9T12:05:34.619152318</meta:creation-date>
    <dc:date>2023-10-26T00:37:57.455638555</dc:date>
    <meta:editing-duration>PT6H18M54S</meta:editing-duration>
    <meta:editing-cycles>103</meta:editing-cycles>
    <meta:generator>LibreOffice/7.3.7.2$Linux_X86_64 LibreOffice_project/30$Build-2</meta:generator>
    <meta:document-statistic meta:table-count="0" meta:image-count="0" meta:object-count="0" meta:page-count="5" meta:paragraph-count="110" meta:word-count="1578" meta:character-count="12824" meta:non-whitespace-character-count="11334"/>
  </office:meta>
</office:document-meta>
</file>